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7eae96" style:font-size-asian="32pt" style:font-weight-asian="bold" style:font-size-complex="32pt" style:font-weight-complex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paragraph-rsid="017631a5" style:font-size-asian="14pt" style:font-size-complex="14pt"/>
    </style:style>
    <style:style style:name="P6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paragraph-rsid="017631a5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Liberation Serif" fo:font-size="14pt" style:text-underline-style="none" fo:font-weight="normal" officeooo:rsid="011fb795" officeooo:paragraph-rsid="0141b6e6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iberation Serif" fo:font-size="14pt" style:text-underline-style="none" fo:font-weight="normal" officeooo:rsid="011fb795" officeooo:paragraph-rsid="0141b6e6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text-properties style:font-name="Liberation Serif" fo:font-size="14pt" style:text-underline-style="none" fo:font-weight="normal" officeooo:rsid="017778f6" officeooo:paragraph-rsid="017778f6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Liberation Serif" fo:font-size="14pt" style:text-underline-style="none" fo:font-weight="normal" officeooo:rsid="017778f6" officeooo:paragraph-rsid="017778f6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text-properties style:font-name="Liberation Serif" fo:font-size="14pt" style:text-underline-style="none" fo:font-weight="normal" officeooo:rsid="017778f6" officeooo:paragraph-rsid="017778f6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Liberation Serif" fo:font-size="14pt" style:text-underline-style="none" fo:font-weight="normal" officeooo:rsid="01785f03" officeooo:paragraph-rsid="01785f03" style:font-size-asian="14pt" style:font-weight-asian="normal" style:font-size-complex="14pt" style:font-weight-complex="normal"/>
    </style:style>
    <style:style style:name="T1" style:family="text">
      <style:text-properties officeooo:rsid="011fb795"/>
    </style:style>
    <style:style style:name="T2" style:family="text">
      <style:text-properties officeooo:rsid="017778f6"/>
    </style:style>
    <style:style style:name="T3" style:family="text">
      <style:text-properties officeooo:rsid="01785f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</text:p>
      <text:p text:style-name="P3"><text:span text:style-name="T2">Byte Codes</text:span>.</text:p>
      <text:p text:style-name="P1">Richard Parker <text:span text:style-name="T2">15.2</text:span>.201<text:span text:style-name="T1">8</text:span></text:p>
      <text:p text:style-name="P6"/>
      <text:p text:style-name="P7">Section <text:span text:style-name="T2">1</text:span> – Introduction</text:p>
      <text:p text:style-name="P4"/>
      <text:p text:style-name="P9">This <text:span text:style-name="T2">document discusses whether there is a uniform use for byte codes. <text:s/>At present, byte codes are already used in two places in meataxe64, namely</text:span></text:p>
      <text:p text:style-name="P9"/>
      <text:list xml:id="list1454093099761929575" text:style-name="L1">
        <text:list-item>
          <text:p text:style-name="P11">in linf.c to execute the linear forms needed for multiplying matrices over extension fields my means of multiple matrices over the ground field.</text:p>
        </text:list-item>
        <text:list-item>
          <text:p text:style-name="P11">in tabmake.c (ultimately in the HPMI) to execute the addition chains necessary for making the AS codes for use with primes 5-181.</text:p>
        </text:list-item>
      </text:list>
      <text:p text:style-name="P12"/>
      <text:p text:style-name="P12">Further uses have now been seen, namely</text:p>
      <text:p text:style-name="P12"/>
      <text:list xml:id="list6754570744510962417" text:style-name="L2">
        <text:list-item>
          <text:p text:style-name="P13">When multiplying A by B where A is small but B has a very large number of rows.</text:p>
        </text:list-item>
        <text:list-item>
          <text:p text:style-name="P13">And the somewhat related case where we wish to put a matrix into echelon form that has a small number of very long rows.</text:p>
        </text:list-item>
      </text:list>
      <text:p text:style-name="P12"/>
      <text:p text:style-name="P12">In all these cases, the idea is that the processing of the left-multiplier matrix is under little or no performance pressure, yet the number of operations in the resulting byte-code program may have a large effect.</text:p>
      <text:p text:style-name="P9"/>
      <text:p text:style-name="P8">Section <text:span text:style-name="T2">2</text:span> – <text:span text:style-name="T2">The problem to be solved.</text:span></text:p>
      <text:p text:style-name="P5"/>
      <text:p text:style-name="P12">In every case, the problem is basically the same - given a matrix M, convert it into as short a sequence of row operations as possible whose result is left-multiplication by M<text:span text:style-name="T3">. <text:s/>Difficulties may arise, however, because the set of possible row operations may be different in the various cases.</text:span></text:p>
      <text:p text:style-name="P12"/>
      <text:p text:style-name="P14">In the linear-forms case, the data is held in Dfmt, so that the possible operations are those implemented by field.c - basically DSMad, DAdd, DSub, DSMul, along with various copy operations. <text:s/>Furthermore there are currently ways to extract coefficients of the Conway polynomial, and to multiply by rationals (after first converting to numbers mod p) - problems specific to the linear forms problem.</text:p>
      <text:p text:style-name="P14"/>
      <text:p text:style-name="P14">At the other extreme, the HPMI use for making the AS codes, the only legal operations are to <text:soft-page-break/>add one vector to another. <text:s/>For speed, it uses the concept of an "accumulator", which it tries to avoid loading too often.</text:p>
      <text:p text:style-name="P14"/>
      <text:p text:style-name="P14">The newer, proposed uses are more like linear forms - all the Dfmt operations are available, though there is no need to get Conway polynomial coefficients or rational number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8-02-12T15:49:35.564476184</dc:date>
    <meta:editing-duration>P4DT13H30M58S</meta:editing-duration>
    <meta:editing-cycles>463</meta:editing-cycles>
    <meta:generator>LibreOffice/5.1.6.2$Linux_X86_64 LibreOffice_project/10m0$Build-2</meta:generator>
    <meta:document-statistic meta:table-count="0" meta:image-count="0" meta:object-count="0" meta:page-count="2" meta:paragraph-count="16" meta:word-count="357" meta:character-count="2063" meta:non-whitespace-character-count="1718"/>
  </office:meta>
</office:document-meta>
</file>